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rai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xt Overlay</text:p>
          </table:table-cell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Metadat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ontage of G. D. Naidu's inventions</text:p>
          </table:table-cell>
          <table:table-cell table:style-name="ce1" office:value-type="string" calcext:value-type="string">
            <text:p>0:00 - 0:02</text:p>
          </table:table-cell>
          <table:table-cell table:style-name="ce1" office:value-type="string" calcext:value-type="string">
            <text:p>Close-up of Naidu's hands working on an electric motor, with sparks flying.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Powerful background score</text:p>
          </table:table-cell>
          <table:table-cell table:style-name="ce1" office:value-type="string" calcext:value-type="string">
            <text:p>Title: "G. D. Naidu: The Greatest Inventor of India" Genre: Biographical Release Date: [Insert Date] Hashtags: #GDNaidu #MiracleMan #TamilCinema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0:02 - 0:04</text:p>
          </table:table-cell>
          <table:table-cell table:style-name="ce1" office:value-type="string" calcext:value-type="string">
            <text:p>Fast transition to a vintage engine starting up, accompanied by a triumphant sound.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Triumphant sound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0:04 - 0:06</text:p>
          </table:table-cell>
          <table:table-cell table:style-name="ce1" office:value-type="string" calcext:value-type="string">
            <text:p>Text overlay with Naidu's title.</text:p>
          </table:table-cell>
          <table:table-cell table:style-name="ce1" office:value-type="string" calcext:value-type="string">
            <text:p>"G. D. Naidu: The Miracle Man of India"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urney from hotel server to entrepreneur</text:p>
          </table:table-cell>
          <table:table-cell table:style-name="ce1" office:value-type="string" calcext:value-type="string">
            <text:p>0:00 - 0:02</text:p>
          </table:table-cell>
          <table:table-cell table:style-name="ce1" office:value-type="string" calcext:value-type="string">
            <text:p>Quick shot of young Naidu working as a server in a bustling hotel, dreaming of a motorcycle.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Upbeat music</text:p>
          </table:table-cell>
          <table:table-cell table:style-name="ce1" office:value-type="string" calcext:value-type="string">
            <text:p>Title: "G. D. Naidu: The Greatest Inventor of India" Genre: Biographical Release Date: [Insert Date] Hashtags: #GDNaidu #Pioneer #TamilCinema #Innovation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0:02 - 0:04</text:p>
          </table:table-cell>
          <table:table-cell table:style-name="ce1" office:value-type="string" calcext:value-type="string">
            <text:p>Transition to Naidu joyfully dismantling and reassembling a motorcycle, showcasing his skills.</text:p>
          </table:table-cell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0:04 - 0:06</text:p>
          </table:table-cell>
          <table:table-cell table:style-name="ce1" office:value-type="string" calcext:value-type="string">
            <text:p>Text overlay with Naidu's legacy title.</text:p>
          </table:table-cell>
          <table:table-cell table:style-name="ce1" office:value-type="string" calcext:value-type="string">
            <text:p>"From Dreams to Innovation: G. D. Naidu, India’s Pioneer"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idu’s groundbreaking inventions</text:p>
          </table:table-cell>
          <table:table-cell table:style-name="ce1" office:value-type="string" calcext:value-type="string">
            <text:p>0:00 - 0:02</text:p>
          </table:table-cell>
          <table:table-cell table:style-name="ce1" office:value-type="string" calcext:value-type="string">
            <text:p>Quick shot of Naidu and D. Balasundaram Naidu proudly unveiling India’s first indigenous motor in 1937.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Inspiring musical crescendo</text:p>
          </table:table-cell>
          <table:table-cell table:style-name="ce1" office:value-type="string" calcext:value-type="string">
            <text:p>Title: "G. D. Naidu: The Greatest Inventor of India" Genre: Biographical Release Date: [Insert Date] Hashtags: #GDNaidu #Innovation #TamilCinema #Pioneer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0:02 - 0:04</text:p>
          </table:table-cell>
          <table:table-cell table:style-name="ce1" office:value-type="string" calcext:value-type="string">
            <text:p>Glimpse of Naidu's innovative products: the 'Rasant' razor, a juice extractor, and the two-seater petrol engine car.</text:p>
          </table:table-cell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0:04 - 0:06</text:p>
          </table:table-cell>
          <table:table-cell table:style-name="ce1" office:value-type="string" calcext:value-type="string">
            <text:p>Text overlay summarizing Naidu’s legacy.</text:p>
          </table:table-cell>
          <table:table-cell table:style-name="ce1" office:value-type="string" calcext:value-type="string">
            <text:p>"G. D. Naidu: A Legacy of Innovation"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idu's encounter with Adolf Hitler</text:p>
          </table:table-cell>
          <table:table-cell table:style-name="ce1" office:value-type="string" calcext:value-type="string">
            <text:p>0:00 - 0:02</text:p>
          </table:table-cell>
          <table:table-cell table:style-name="ce1" office:value-type="string" calcext:value-type="string">
            <text:p>Dramatic shot of Naidu walking through a grand setting in Germany, glancing at the military presence around him.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Tense musical backdrop</text:p>
          </table:table-cell>
          <table:table-cell table:style-name="ce1" office:value-type="string" calcext:value-type="string">
            <text:p>Title: "G. D. Naidu: The Greatest Inventor of India" Genre: Biographical Release Date: [Insert Date] Hashtags: #GDNaidu #HistoricalMoment #TamilCinema #Innovation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0:02 - 0:04</text:p>
          </table:table-cell>
          <table:table-cell table:style-name="ce1" office:value-type="string" calcext:value-type="string">
            <text:p>Close-up of Naidu extending his hand to congratulate Hitler, surrounded by officers.</text:p>
          </table:table-cell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0:04 - 0:06</text:p>
          </table:table-cell>
          <table:table-cell table:style-name="ce1" office:value-type="string" calcext:value-type="string">
            <text:p>Text overlay capturing the historical importance.</text:p>
          </table:table-cell>
          <table:table-cell table:style-name="ce1" office:value-type="string" calcext:value-type="string">
            <text:p>"G. D. Naidu: A Witness to History"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idu’s philanthropic efforts and community impact</text:p>
          </table:table-cell>
          <table:table-cell table:style-name="ce1" office:value-type="string" calcext:value-type="string">
            <text:p>0:00 - 0:02</text:p>
          </table:table-cell>
          <table:table-cell table:style-name="ce1" office:value-type="string" calcext:value-type="string">
            <text:p>Heartwarming shot of Naidu interacting with employees, discussing welfare schemes and research scholarships.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Uplifting music</text:p>
          </table:table-cell>
          <table:table-cell table:style-name="ce1" office:value-type="string" calcext:value-type="string">
            <text:p>Title: "G. D. Naidu: The Greatest Inventor of India" Genre: Biographical Release Date: [Insert Date] Hashtags: #GDNaidu #Philanthropy #TamilCinema #CommunityImpact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0:02 - 0:04</text:p>
          </table:table-cell>
          <table:table-cell table:style-name="ce1" office:value-type="string" calcext:value-type="string">
            <text:p>Vibrant scene of the G. D. Naidu Industrial Exhibition, with people and innovations on display.</text:p>
          </table:table-cell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0:04 - 0:06</text:p>
          </table:table-cell>
          <table:table-cell table:style-name="ce1" office:value-type="string" calcext:value-type="string">
            <text:p>Text overlay summarizing Naidu’s community impact.</text:p>
          </table:table-cell>
          <table:table-cell table:style-name="ce1" office:value-type="string" calcext:value-type="string">
            <text:p>"G. D. Naidu: Innovator and Philanthropist"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xt Overlay</text:p>
          </table:table-cell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Metadat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ontage of G. D. Naidu's inventions</text:p>
          </table:table-cell>
          <table:table-cell table:style-name="ce1" office:value-type="string" calcext:value-type="string">
            <text:p>0:00 - 0:02</text:p>
          </table:table-cell>
          <table:table-cell table:style-name="ce1" office:value-type="string" calcext:value-type="string">
            <text:p>Close-up of Naidu's hands working on an electric motor, sparks flying, with a glimpse of his bald head and thin ring of hair encircling it.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Powerful background score</text:p>
          </table:table-cell>
          <table:table-cell table:style-name="ce1" office:value-type="string" calcext:value-type="string">
            <text:p>Title: "G. D. Naidu: The Greatest Inventor of India" Genre: Biographical Release Date: [Insert Date] Hashtags: #GDNaidu #MiracleMan #TamilCinema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0:02 - 0:04</text:p>
          </table:table-cell>
          <table:table-cell table:style-name="ce1" office:value-type="string" calcext:value-type="string">
            <text:p>Fast transition to a vintage engine starting up, accompanied by a triumphant sound, with Naidu's bald head and thin hair ring visible as he watches.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Triumphant sound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0:04 - 0:06</text:p>
          </table:table-cell>
          <table:table-cell table:style-name="ce1" office:value-type="string" calcext:value-type="string">
            <text:p>Text overlay with Naidu's title.</text:p>
          </table:table-cell>
          <table:table-cell table:style-name="ce1" office:value-type="string" calcext:value-type="string">
            <text:p>"G. D. Naidu: The Miracle Man of India"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Journey from hotel server to entrepreneur</text:p>
          </table:table-cell>
          <table:table-cell table:style-name="ce1" office:value-type="string" calcext:value-type="string">
            <text:p>0:00 - 0:02</text:p>
          </table:table-cell>
          <table:table-cell table:style-name="ce1" office:value-type="string" calcext:value-type="string">
            <text:p>Quick shot of young Naidu, showing early baldness with a thin hair ring, working as a server in a bustling hotel, dreaming of a motorcycle.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Upbeat music</text:p>
          </table:table-cell>
          <table:table-cell table:style-name="ce1" office:value-type="string" calcext:value-type="string">
            <text:p>Title: "G. D. Naidu: The Greatest Inventor of India" Genre: Biographical Release Date: [Insert Date] Hashtags: #GDNaidu #Pioneer #TamilCinema #Innovation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0:02 - 0:04</text:p>
          </table:table-cell>
          <table:table-cell table:style-name="ce1" office:value-type="string" calcext:value-type="string">
            <text:p>Transition to Naidu, now visibly bald, joyfully dismantling and reassembling a motorcycle, showcasing his skills.</text:p>
          </table:table-cell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0:04 - 0:06</text:p>
          </table:table-cell>
          <table:table-cell table:style-name="ce1" office:value-type="string" calcext:value-type="string">
            <text:p>Text overlay with Naidu's legacy title.</text:p>
          </table:table-cell>
          <table:table-cell table:style-name="ce1" office:value-type="string" calcext:value-type="string">
            <text:p>"From Dreams to Innovation: G. D. Naidu, India’s Pioneer"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idu’s groundbreaking inventions</text:p>
          </table:table-cell>
          <table:table-cell table:style-name="ce1" office:value-type="string" calcext:value-type="string">
            <text:p>0:00 - 0:02</text:p>
          </table:table-cell>
          <table:table-cell table:style-name="ce1" office:value-type="string" calcext:value-type="string">
            <text:p>Quick shot of Naidu and D. Balasundaram Naidu proudly unveiling India’s first indigenous motor in 1937, with Naidu’s bald head and thin hair ring clearly visible.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Inspiring musical crescendo</text:p>
          </table:table-cell>
          <table:table-cell table:style-name="ce1" office:value-type="string" calcext:value-type="string">
            <text:p>Title: "G. D. Naidu: The Greatest Inventor of India" Genre: Biographical Release Date: [Insert Date] Hashtags: #GDNaidu #Innovation #TamilCinema #Pioneer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0:02 - 0:04</text:p>
          </table:table-cell>
          <table:table-cell table:style-name="ce1" office:value-type="string" calcext:value-type="string">
            <text:p>Glimpse of Naidu's innovative products: the 'Rasant' razor, a juice extractor, and the two-seater petrol engine car, with Naidu watching nearby, showing his distinctive baldness.</text:p>
          </table:table-cell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0:04 - 0:06</text:p>
          </table:table-cell>
          <table:table-cell table:style-name="ce1" office:value-type="string" calcext:value-type="string">
            <text:p>Text overlay summarizing Naidu’s legacy.</text:p>
          </table:table-cell>
          <table:table-cell table:style-name="ce1" office:value-type="string" calcext:value-type="string">
            <text:p>"G. D. Naidu: A Legacy of Innovation"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idu's encounter with Adolf Hitler</text:p>
          </table:table-cell>
          <table:table-cell table:style-name="ce1" office:value-type="string" calcext:value-type="string">
            <text:p>0:00 - 0:02</text:p>
          </table:table-cell>
          <table:table-cell table:style-name="ce1" office:value-type="string" calcext:value-type="string">
            <text:p>Dramatic shot of Naidu, with his bald head and thin hair ring, walking through a grand setting in Germany, glancing at the military presence around him.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Tense musical backdrop</text:p>
          </table:table-cell>
          <table:table-cell table:style-name="ce1" office:value-type="string" calcext:value-type="string">
            <text:p>Title: "G. D. Naidu: The Greatest Inventor of India" Genre: Biographical Release Date: [Insert Date] Hashtags: #GDNaidu #HistoricalMoment #TamilCinema #Innovation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0:02 - 0:04</text:p>
          </table:table-cell>
          <table:table-cell table:style-name="ce1" office:value-type="string" calcext:value-type="string">
            <text:p>Close-up of Naidu extending his hand to congratulate Hitler, surrounded by officers, with his unique baldness noticeable.</text:p>
          </table:table-cell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0:04 - 0:06</text:p>
          </table:table-cell>
          <table:table-cell table:style-name="ce1" office:value-type="string" calcext:value-type="string">
            <text:p>Text overlay capturing the historical importance.</text:p>
          </table:table-cell>
          <table:table-cell table:style-name="ce1" office:value-type="string" calcext:value-type="string">
            <text:p>"G. D. Naidu: A Witness to History"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idu’s philanthropic efforts and community impact</text:p>
          </table:table-cell>
          <table:table-cell table:style-name="ce1" office:value-type="string" calcext:value-type="string">
            <text:p>0:00 - 0:02</text:p>
          </table:table-cell>
          <table:table-cell table:style-name="ce1" office:value-type="string" calcext:value-type="string">
            <text:p>Heartwarming shot of Naidu, with his bald head and thin hair ring, interacting with employees, discussing welfare schemes and research scholarships.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Uplifting music</text:p>
          </table:table-cell>
          <table:table-cell table:style-name="ce1" office:value-type="string" calcext:value-type="string">
            <text:p>Title: "G. D. Naidu: The Greatest Inventor of India" Genre: Biographical Release Date: [Insert Date] Hashtags: #GDNaidu #Philanthropy #TamilCinema #CommunityImpact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0:02 - 0:04</text:p>
          </table:table-cell>
          <table:table-cell table:style-name="ce1" office:value-type="string" calcext:value-type="string">
            <text:p>Vibrant scene of the G. D. Naidu Industrial Exhibition, with people and innovations on display, with Naidu’s unique baldness visible among the crowd.</text:p>
          </table:table-cell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0:04 - 0:06</text:p>
          </table:table-cell>
          <table:table-cell table:style-name="ce1" office:value-type="string" calcext:value-type="string">
            <text:p>Text overlay summarizing Naidu’s community impact.</text:p>
          </table:table-cell>
          <table:table-cell table:style-name="ce1" office:value-type="string" calcext:value-type="string">
            <text:p>"G. D. Naidu: Innovator and Philanthropist"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xt Overlay</text:p>
          </table:table-cell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Metadat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. D. Naidu’s contributions to education</text:p>
          </table:table-cell>
          <table:table-cell table:style-name="ce1" office:value-type="string" calcext:value-type="string">
            <text:p>0:00 - 0:02</text:p>
          </table:table-cell>
          <table:table-cell table:style-name="ce1" office:value-type="string" calcext:value-type="string">
            <text:p>Wide shot of the original Arthur Hope Polytechnic, bustling with students and activity, with Naidu’s distinctive bald head and thin hair ring visible as he oversees the campus.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Inspiring music</text:p>
          </table:table-cell>
          <table:table-cell table:style-name="ce1" office:value-type="string" calcext:value-type="string">
            <text:p>Title: "G. D. Naidu: The Greatest Inventor of India" Genre: Biographical Release Date: [Insert Date] Hashtags: #GDNaidu #EducationReform #TamilCinema #Legacy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0:02 - 0:04</text:p>
          </table:table-cell>
          <table:table-cell table:style-name="ce1" office:value-type="string" calcext:value-type="string">
            <text:p>Quick cut to Naidu, with his bald head and thin ring of hair, passionately addressing a classroom, advocating for shorter, more efficient programs.</text:p>
          </table:table-cell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0:04 - 0:06</text:p>
          </table:table-cell>
          <table:table-cell table:style-name="ce1" office:value-type="string" calcext:value-type="string">
            <text:p>Text overlay summarizing Naidu’s educational reforms.</text:p>
          </table:table-cell>
          <table:table-cell table:style-name="ce1" office:value-type="string" calcext:value-type="string">
            <text:p>"G. D. Naidu: Pioneer of Education Reform"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. D. Naidu's philanthropic efforts and community impact</text:p>
          </table:table-cell>
          <table:table-cell table:style-name="ce1" office:value-type="string" calcext:value-type="string">
            <text:p>0:00 - 0:02</text:p>
          </table:table-cell>
          <table:table-cell table:style-name="ce1" office:value-type="string" calcext:value-type="string">
            <text:p>Heartwarming shot of Naidu, with his unique baldness and thin hair ring, interacting with employees, discussing welfare schemes and research scholarships.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Uplifting music</text:p>
          </table:table-cell>
          <table:table-cell table:style-name="ce1" office:value-type="string" calcext:value-type="string">
            <text:p>Title: "G. D. Naidu: The Greatest Inventor of India" Genre: Biographical Release Date: [Insert Date] Hashtags: #GDNaidu #Philanthropy #TamilCinema #CommunityImpact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0:02 - 0:04</text:p>
          </table:table-cell>
          <table:table-cell table:style-name="ce1" office:value-type="string" calcext:value-type="string">
            <text:p>Transition to a vibrant scene of the G. D. Naidu Industrial Exhibition, with Naidu’s distinctive bald appearance visible among the crowd, as people engage with his innovations.</text:p>
          </table:table-cell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0:04 - 0:06</text:p>
          </table:table-cell>
          <table:table-cell table:style-name="ce1" office:value-type="string" calcext:value-type="string">
            <text:p>Text overlay emphasizing Naidu’s commitment to community.</text:p>
          </table:table-cell>
          <table:table-cell table:style-name="ce1" office:value-type="string" calcext:value-type="string">
            <text:p>"G. D. Naidu: Innovator and Philanthropist"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idu’s encounter with Adolf Hitler</text:p>
          </table:table-cell>
          <table:table-cell table:style-name="ce1" office:value-type="string" calcext:value-type="string">
            <text:p>0:00 - 0:02</text:p>
          </table:table-cell>
          <table:table-cell table:style-name="ce1" office:value-type="string" calcext:value-type="string">
            <text:p>Dramatic shot of Naidu, with his bald head and thin hair ring, walking through a grand setting in Germany, glancing at the imposing military presence around him.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Tense musical backdrop</text:p>
          </table:table-cell>
          <table:table-cell table:style-name="ce1" office:value-type="string" calcext:value-type="string">
            <text:p>Title: "G. D. Naidu: The Greatest Inventor of India" Genre: Biographical Release Date: [Insert Date] Hashtags: #GDNaidu #HistoricalMoment #TamilCinema #Innovation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0:02 - 0:04</text:p>
          </table:table-cell>
          <table:table-cell table:style-name="ce1" office:value-type="string" calcext:value-type="string">
            <text:p>Close-up of Naidu extending his hand to congratulate Hitler, surrounded by officers, with Naidu’s unique bald appearance adding to the gravity of the moment.</text:p>
          </table:table-cell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0:04 - 0:06</text:p>
          </table:table-cell>
          <table:table-cell table:style-name="ce1" office:value-type="string" calcext:value-type="string">
            <text:p>Text overlay capturing the historical significance of the encounter.</text:p>
          </table:table-cell>
          <table:table-cell table:style-name="ce1" office:value-type="string" calcext:value-type="string">
            <text:p>"G. D. Naidu: A Witness to History"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idu’s interactions and achievements</text:p>
          </table:table-cell>
          <table:table-cell table:style-name="ce1" office:value-type="string" calcext:value-type="string">
            <text:p>0:00 - 0:02</text:p>
          </table:table-cell>
          <table:table-cell table:style-name="ce1" office:value-type="string" calcext:value-type="string">
            <text:p>Dramatic shot of Naidu, with his bald head and thin hair ring, filming the funeral of King George V, holding a vintage camera.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Uplifting score</text:p>
          </table:table-cell>
          <table:table-cell table:style-name="ce1" office:value-type="string" calcext:value-type="string">
            <text:p>Title: "G. D. Naidu: The Greatest Inventor of India" Genre: Biographical Release Date: [Insert Date] Hashtags: #GDNaidu #Innovation #TamilCinema #Legacy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0:02 - 0:04</text:p>
          </table:table-cell>
          <table:table-cell table:style-name="ce1" office:value-type="string" calcext:value-type="string">
            <text:p>Transition to images of Naidu alongside iconic leaders like Mahatma Gandhi and Jawaharlal Nehru, his distinctive baldness visible as he captures their moments.</text:p>
          </table:table-cell>
          <table:table-cell table:style-name="ce1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0:04 - 0:06</text:p>
          </table:table-cell>
          <table:table-cell table:style-name="ce1" office:value-type="string" calcext:value-type="string">
            <text:p>Text overlay emphasizing Naidu’s multifaceted role in history.</text:p>
          </table:table-cell>
          <table:table-cell table:style-name="ce1" office:value-type="string" calcext:value-type="string">
            <text:p>"G. D. Naidu: Innovator and Philanthropist"</text:p>
          </table:table-cell>
          <table:table-cell table:number-columns-repeated="1020"/>
        </table:table-row>
        <table:table-row table:style-name="ro2" table:number-rows-repeated="9">
          <table:table-cell table:number-columns-repeated="1024"/>
        </table:table-row>
        <table:table-row table:style-name="ro1"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xt Overlay</text:p>
          </table:table-cell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Metadat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 quick montage showcasing G. D. Naidu’s interactions and achievements.</text:p>
          </table:table-cell>
          <table:table-cell table:style-name="ce1" office:value-type="string" calcext:value-type="string">
            <text:p>0:00 - 0:02</text:p>
          </table:table-cell>
          <table:table-cell table:style-name="ce1" office:value-type="string" calcext:value-type="string">
            <text:p>A dramatic shot of Naidu, with his bald head and thin hair ring, filming the funeral of King George V, holding a vintage camera.</text:p>
          </table:table-cell>
          <table:table-cell/>
          <table:table-cell table:style-name="ce1" office:value-type="string" calcext:value-type="string">
            <text:p>Uplifting score</text:p>
          </table:table-cell>
          <table:table-cell table:style-name="ce1" office:value-type="string" calcext:value-type="string">
            <text:p>Title: "G. D. Naidu: The Greatest Inventor of India"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0:02 - 0:04</text:p>
          </table:table-cell>
          <table:table-cell table:style-name="ce1" office:value-type="string" calcext:value-type="string">
            <text:p>Transition to images of Naidu alongside iconic leaders like Mahatma Gandhi and Jawaharlal Nehru, his distinctive baldness visible as he captures their essence through his lens.</text:p>
          </table:table-cell>
          <table:table-cell table:number-columns-repeated="2"/>
          <table:table-cell table:style-name="ce1" office:value-type="string" calcext:value-type="string">
            <text:p>Genre: Biographical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0:04 - 0:06</text:p>
          </table:table-cell>
          <table:table-cell/>
          <table:table-cell table:style-name="ce1" office:value-type="string" calcext:value-type="string">
            <text:p>"G. D. Naidu: Innovator and Philanthropist"</text:p>
          </table:table-cell>
          <table:table-cell/>
          <table:table-cell table:style-name="ce1" office:value-type="string" calcext:value-type="string">
            <text:p>Release Date: [Insert Date]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 calcext:value-type="string">
            <text:p>Hashtags: #GDNaidu #Innovation #TamilCinema #Legacy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 calcext:value-type="string">
            <text:p>Summary: This concise video highlights Naidu’s significant role in capturing history and his philanthropic spirit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xt Overlay</text:p>
          </table:table-cell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Metadat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 fast-paced montage highlighting G. D. Naidu's groundbreaking inventions.</text:p>
          </table:table-cell>
          <table:table-cell table:style-name="ce1" office:value-type="string" calcext:value-type="string">
            <text:p>0:00 - 0:02</text:p>
          </table:table-cell>
          <table:table-cell table:style-name="ce1" office:value-type="string" calcext:value-type="string">
            <text:p>Quick shot of Naidu and D. Balasundaram Naidu proudly unveiling India’s first indigenous motor in 1937, Naidu’s distinctive bald head and thin ring of hair in focus.</text:p>
          </table:table-cell>
          <table:table-cell/>
          <table:table-cell table:style-name="ce1" office:value-type="string" calcext:value-type="string">
            <text:p>Inspiring crescendo</text:p>
          </table:table-cell>
          <table:table-cell table:style-name="ce1" office:value-type="string" calcext:value-type="string">
            <text:p>Title: "G. D. Naidu: The Greatest Inventor of India"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0:02 - 0:04</text:p>
          </table:table-cell>
          <table:table-cell table:style-name="ce1" office:value-type="string" calcext:value-type="string">
            <text:p>Transition to a glimpse of Naidu's innovative products: the 'Rasant' razor, a fruit juice extractor, and the two-seater petrol engine car.</text:p>
          </table:table-cell>
          <table:table-cell table:number-columns-repeated="2"/>
          <table:table-cell table:style-name="ce1" office:value-type="string" calcext:value-type="string">
            <text:p>Genre: Biographical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0:04 - 0:06</text:p>
          </table:table-cell>
          <table:table-cell/>
          <table:table-cell table:style-name="ce1" office:value-type="string" calcext:value-type="string">
            <text:p>"G. D. Naidu: A Legacy of Innovation"</text:p>
          </table:table-cell>
          <table:table-cell/>
          <table:table-cell table:style-name="ce1" office:value-type="string" calcext:value-type="string">
            <text:p>Release Date: [Insert Date]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 calcext:value-type="string">
            <text:p>Hashtags: #GDNaidu #Innovation #TamilCinema #Pioneer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 calcext:value-type="string">
            <text:p>Summary: This short video captures the essence of Naidu’s inventive spirit and highlights his significant contributions to Indian industry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xt Overlay</text:p>
          </table:table-cell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Metadat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 rapid montage showcasing G. D. Naidu's journey from a hotel server to a successful entrepreneur.</text:p>
          </table:table-cell>
          <table:table-cell table:style-name="ce1" office:value-type="string" calcext:value-type="string">
            <text:p>0:00 - 0:02</text:p>
          </table:table-cell>
          <table:table-cell table:style-name="ce1" office:value-type="string" calcext:value-type="string">
            <text:p>Quick shot of young Naidu, with his bald head gradually forming a thin ring of hair, working as a server in a bustling hotel, dreaming of a motorcycle.</text:p>
          </table:table-cell>
          <table:table-cell/>
          <table:table-cell table:style-name="ce1" office:value-type="string" calcext:value-type="string">
            <text:p>Upbeat music</text:p>
          </table:table-cell>
          <table:table-cell table:style-name="ce1" office:value-type="string" calcext:value-type="string">
            <text:p>Title: "G. D. Naidu: The Greatest Inventor of India"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0:02 - 0:04</text:p>
          </table:table-cell>
          <table:table-cell table:style-name="ce1" office:value-type="string" calcext:value-type="string">
            <text:p>Transition to Naidu joyfully dismantling and reassembling a motorcycle, showcasing his mechanical skills.</text:p>
          </table:table-cell>
          <table:table-cell table:number-columns-repeated="2"/>
          <table:table-cell table:style-name="ce1" office:value-type="string" calcext:value-type="string">
            <text:p>Genre: Biographical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0:04 - 0:06</text:p>
          </table:table-cell>
          <table:table-cell/>
          <table:table-cell table:style-name="ce1" office:value-type="string" calcext:value-type="string">
            <text:p>"From Dreams to Innovation: G. D. Naidu, India's Pioneer"</text:p>
          </table:table-cell>
          <table:table-cell/>
          <table:table-cell table:style-name="ce1" office:value-type="string" calcext:value-type="string">
            <text:p>Release Date: [Insert Date]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 calcext:value-type="string">
            <text:p>Hashtags: #GDNaidu #Pioneer #TamilCinema #Innov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 calcext:value-type="string">
            <text:p>Summary: This brief video effectively highlights Naidu’s transformation and entrepreneurial spirit, setting the stage for his future achievements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xt Overlay</text:p>
          </table:table-cell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Metadat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Quick montage highlighting G. D. Naidu's early life.</text:p>
          </table:table-cell>
          <table:table-cell table:style-name="ce1" office:value-type="string" calcext:value-type="string">
            <text:p>0:00 - 0:02</text:p>
          </table:table-cell>
          <table:table-cell table:style-name="ce1" office:value-type="string" calcext:value-type="string">
            <text:p>A nostalgic shot of young Naidu in a rural classroom, laughing with friends, his bald head and thin ring of hair starting to show.</text:p>
          </table:table-cell>
          <table:table-cell/>
          <table:table-cell table:style-name="ce1" office:value-type="string" calcext:value-type="string">
            <text:p>Uplifting crescendo</text:p>
          </table:table-cell>
          <table:table-cell table:style-name="ce1" office:value-type="string" calcext:value-type="string">
            <text:p>Title: "G. D. Naidu: The Greatest Inventor of India"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0:02 - 0:04</text:p>
          </table:table-cell>
          <table:table-cell table:style-name="ce1" office:value-type="string" calcext:value-type="string">
            <text:p>Fast transition to Naidu tinkering with mechanical devices, sparks flying, and a look of determination on his face.</text:p>
          </table:table-cell>
          <table:table-cell table:number-columns-repeated="2"/>
          <table:table-cell table:style-name="ce1" office:value-type="string" calcext:value-type="string">
            <text:p>Genre: Biographical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0:04 - 0:06</text:p>
          </table:table-cell>
          <table:table-cell/>
          <table:table-cell table:style-name="ce1" office:value-type="string" calcext:value-type="string">
            <text:p>"G. D. Naidu: The Greatest Inventor of India"</text:p>
          </table:table-cell>
          <table:table-cell/>
          <table:table-cell table:style-name="ce1" office:value-type="string" calcext:value-type="string">
            <text:p>Release Date: [Insert Date]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 calcext:value-type="string">
            <text:p>Hashtags: #GDNaidu #GreatestInventor #TamilCinema #Inspir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 calcext:value-type="string">
            <text:p>Summary: This concise video engages viewers by showcasing Naidu's playful childhood and early passion for invention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ext Overlay</text:p>
          </table:table-cell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Metadat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 heartfelt montage commemorating G. D. Naidu’s legacy.</text:p>
          </table:table-cell>
          <table:table-cell table:style-name="ce1" office:value-type="string" calcext:value-type="string">
            <text:p>0:00 - 0:02</text:p>
          </table:table-cell>
          <table:table-cell table:style-name="ce1" office:value-type="string" calcext:value-type="string">
            <text:p>A respectful shot of Naidu's portrait at the Industrial Exhibition in Coimbatore, with his bald head and thin hair ring noticeable in the portrait, and flowers laid at its base.</text:p>
          </table:table-cell>
          <table:table-cell/>
          <table:table-cell table:style-name="ce1" office:value-type="string" calcext:value-type="string">
            <text:p>Soft, emotional score</text:p>
          </table:table-cell>
          <table:table-cell table:style-name="ce1" office:value-type="string" calcext:value-type="string">
            <text:p>Title: "G. D. Naidu: The Greatest Inventor of India"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0:02 - 0:04</text:p>
          </table:table-cell>
          <table:table-cell table:style-name="ce1" office:value-type="string" calcext:value-type="string">
            <text:p>Transition to clips of workers in engineering and manufacturing settings, showcasing the impact of Naidu’s contributions.</text:p>
          </table:table-cell>
          <table:table-cell table:number-columns-repeated="2"/>
          <table:table-cell table:style-name="ce1" office:value-type="string" calcext:value-type="string">
            <text:p>Genre: Biographical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0:04 - 0:06</text:p>
          </table:table-cell>
          <table:table-cell/>
          <table:table-cell table:style-name="ce1" office:value-type="string" calcext:value-type="string">
            <text:p>"G. D. Naidu: A Man in a Million"</text:p>
          </table:table-cell>
          <table:table-cell/>
          <table:table-cell table:style-name="ce1" office:value-type="string" calcext:value-type="string">
            <text:p>Release Date: [Insert Date]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 calcext:value-type="string">
            <text:p>Hashtags: #GDNaidu #Legacy #TamilCinema #Inspir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 calcext:value-type="string">
            <text:p>Summary: This brief video encapsulates Naidu’s lasting influence on society and honors his commitment to education and employment.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4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atGPT can make mistakes. Check important info.</text:p>
          </table:table-cell>
          <table:table-cell table:number-columns-repeated="1023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6" meta:object-count="0"/>
    <meta:generator>LibreOfficeDev/6.0.5.2$Linux_X86_64 LibreOffice_project/</meta:generator>
  </office:meta>
</office:document-meta>
</file>